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ValidatorTask.findJarFil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ttributeValidatorTask.setBaseName( File bas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ValidatorTask.create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or.set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ValidatorTask.execute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AttributeValidatorTask.setJarfile( File ja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ValidatorTask.creat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